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import java.util.Random;</text:p>
      <text:p text:style-name="Standard">public class search {</text:p>
      <text:p text:style-name="Standard"/>
      <text:p text:style-name="Standard"><text:tab/>public static void main(String[] args) {</text:p>
      <text:p text:style-name="Standard"><text:s text:c="4"/>int [] A= new int[50000000];</text:p>
      <text:p text:style-name="Standard"><text:s text:c="4"/>int n=A.length;</text:p>
      <text:p text:style-name="Standard"><text:s text:c="4"/>Random rand=new Random();</text:p>
      <text:p text:style-name="Standard"><text:s text:c="4"/>for(int i=0;i&lt;n;i++){</text:p>
      <text:p text:style-name="Standard"><text:s text:c="6"/>A[i]=i;</text:p>
      <text:p text:style-name="Standard"><text:s text:c="4"/>}//for()</text:p>
      <text:p text:style-name="Standard"><text:s text:c="2"/>for(int i=0;i&lt;n;i++){</text:p>
      <text:p text:style-name="Standard"><text:s text:c="4"/>int j=rand.nextInt(n-i)+i;</text:p>
      <text:p text:style-name="Standard"><text:s text:c="4"/>int swap = A[i];</text:p>
      <text:p text:style-name="Standard"><text:s text:c="4"/>A[i]=A[j];</text:p>
      <text:p text:style-name="Standard"><text:s text:c="4"/>A[j]=swap;</text:p>
      <text:p text:style-name="Standard"><text:s text:c="2"/>}//shuffle</text:p>
      <text:p text:style-name="Standard"><text:s text:c="4"/>int x=42;</text:p>
      <text:p text:style-name="Standard"><text:s text:c="4"/>int b=A[0];</text:p>
      <text:p text:style-name="Standard"><text:s text:c="4"/>int w=-10;</text:p>
      <text:p text:style-name="Standard"><text:s text:c="4"/>int a=rand.nextInt(100000000);</text:p>
      <text:p text:style-name="Standard"><text:s text:c="4"/>long start =System.nanoTime();</text:p>
      <text:p text:style-name="Standard"><text:s text:c="4"/>linearSearch(A,n,x);</text:p>
      <text:p text:style-name="Standard"><text:s text:c="4"/>double duration = (System.nanoTime()-start)/1000000.0;</text:p>
      <text:p text:style-name="Standard"><text:s text:c="2"/>System.out.println("Searching array of size: "+n+"\nAlgorithm: linearSearch\nLooking for element:"+b+"\nResult: "+linearSearch(A,n,b)+"\nTime: "+duration);</text:p>
      <text:p text:style-name="Standard"><text:s text:c="2"/>System.out.println("Searching array of size: "+n+"\nAlgorithm: betterSearch\nLooking for element:"+x+"\nResult: "+betterSearch(A,n,x));</text:p>
      <text:p text:style-name="Standard"><text:s text:c="2"/>System.out.println("Searching array of size: "+n+"\nAlgorithm: sentinelLinearSearch\nLooking for element:"+x+"\nResult: "+sentinelLinearSearch(A,n,x));</text:p>
      <text:p text:style-name="Standard"><text:s text:c="2"/>System.out.println("Searching array of size: "+n+"\nAlgorithm: recursiveLinearSearch\nLooking for element:"+x+"\nResult: "+recursiveLinearSearch(A,n,0,x));</text:p>
      <text:p text:style-name="Standard">}//main()</text:p>
      <text:p text:style-name="Standard"><text:s text:c="2"/>public static int linearSearch(int[] data,int n, int x) {</text:p>
      <text:p text:style-name="Standard"><text:tab/> <text:s/>int result=-1;</text:p>
      <text:p text:style-name="Standard"><text:s text:c="4"/>for(int i=0;i&lt;n;i++){</text:p>
      <text:p text:style-name="Standard"><text:s text:c="6"/>if(data[i]==x){</text:p>
      <text:p text:style-name="Standard"><text:s text:c="8"/>result=i;</text:p>
      <text:p text:style-name="Standard"><text:s text:c="6"/>}//if()</text:p>
      <text:p text:style-name="Standard"><text:s text:c="4"/>}//for()</text:p>
      <text:p text:style-name="Standard"><text:s text:c="4"/>return result;</text:p>
      <text:p text:style-name="Standard"><text:s text:c="2"/>}//linearSearch()</text:p>
      <text:p text:style-name="Standard"/>
      <text:p text:style-name="Standard"><text:s text:c="2"/>public static int betterSearch(int[] data,int n, int x) {</text:p>
      <text:p text:style-name="Standard"><text:s text:c="4"/>for(int i=0;i&lt;n;i++){</text:p>
      <text:p text:style-name="Standard"><text:s text:c="6"/>if(data[i]==x){</text:p>
      <text:p text:style-name="Standard"><text:s text:c="6"/>return i;</text:p>
      <text:p text:style-name="Standard"><text:soft-page-break/><text:s text:c="6"/>}//if()</text:p>
      <text:p text:style-name="Standard"><text:s text:c="4"/>}//for()</text:p>
      <text:p text:style-name="Standard"><text:s text:c="4"/>return -1;</text:p>
      <text:p text:style-name="Standard"><text:s text:c="2"/>}//betterSearch()</text:p>
      <text:p text:style-name="Standard"/>
      <text:p text:style-name="Standard"><text:s text:c="2"/>public static int sentinelLinearSearch(int[] data,int n, int x) {</text:p>
      <text:p text:style-name="Standard"><text:s text:c="4"/>int Last=data[n-1];</text:p>
      <text:p text:style-name="Standard"><text:s text:c="4"/>data[n-1]=x;</text:p>
      <text:p text:style-name="Standard"><text:s text:c="4"/>int i=0;</text:p>
      <text:p text:style-name="Standard"><text:s text:c="4"/>while(data[i]!=x){</text:p>
      <text:p text:style-name="Standard"><text:s text:c="6"/>i++;</text:p>
      <text:p text:style-name="Standard"><text:s text:c="4"/>}//while</text:p>
      <text:p text:style-name="Standard"><text:s text:c="4"/>data[n-1]=Last;</text:p>
      <text:p text:style-name="Standard"><text:s text:c="4"/>if(i&lt;n-1||data[n-1]==x)</text:p>
      <text:p text:style-name="Standard"><text:s text:c="4"/>return i;</text:p>
      <text:p text:style-name="Standard"><text:s text:c="4"/>else</text:p>
      <text:p text:style-name="Standard"><text:s text:c="4"/>return -1;</text:p>
      <text:p text:style-name="Standard"><text:s text:c="2"/>}//sentinelLinearSearch()</text:p>
      <text:p text:style-name="Standard"/>
      <text:p text:style-name="Standard"><text:s text:c="4"/>public static int recursiveLinearSearch(int[] data,int n, int i,int x) {</text:p>
      <text:p text:style-name="Standard"><text:s text:c="4"/>if(i&gt;=n)</text:p>
      <text:p text:style-name="Standard"><text:s text:c="6"/>return -1;</text:p>
      <text:p text:style-name="Standard"><text:s text:c="4"/>else if (data[i]==x)</text:p>
      <text:p text:style-name="Standard"><text:s text:c="6"/>return i;</text:p>
      <text:p text:style-name="Standard"><text:s text:c="4"/>else</text:p>
      <text:p text:style-name="Standard"><text:s text:c="6"/>return recursiveLinearSearch(data,n, i+1,x);</text:p>
      <text:p text:style-name="Standard">}//recursiveLinearSearch()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Nimbus Roman" fo:font-size="12pt" fo:language="en" fo:country="US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14:09:21.102468340</meta:creation-date>
    <dc:date>2018-02-01T14:09:45.414635032</dc:date>
    <meta:editing-duration>PT26S</meta:editing-duration>
    <meta:editing-cycles>1</meta:editing-cycles>
    <meta:document-statistic meta:table-count="0" meta:image-count="0" meta:object-count="0" meta:page-count="2" meta:paragraph-count="66" meta:word-count="179" meta:character-count="2011" meta:non-whitespace-character-count="1658"/>
    <meta:generator>LibreOffice/5.4.4.2$Linux_X86_64 LibreOffice_project/40m0$Build-2</meta:generator>
  </office:meta>
</office:document-meta>
</file>